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7ef02" officeooo:paragraph-rsid="0007ef02"/>
    </style:style>
    <style:style style:name="P2" style:family="paragraph" style:parent-style-name="Standard">
      <style:paragraph-properties fo:text-align="center" style:justify-single-word="false"/>
      <style:text-properties fo:font-weight="bold" officeooo:rsid="0007ef02" officeooo:paragraph-rsid="0007ef02" style:font-weight-asian="bold" style:font-weight-complex="bold"/>
    </style:style>
    <style:style style:name="P3" style:family="paragraph" style:parent-style-name="Standard">
      <style:paragraph-properties fo:text-align="center" style:justify-single-word="false"/>
      <style:text-properties fo:font-weight="bold" officeooo:rsid="0007ef02" officeooo:paragraph-rsid="000b6e18" style:font-weight-asian="bold" style:font-weight-complex="bold"/>
    </style:style>
    <style:style style:name="P4" style:family="paragraph" style:parent-style-name="Standard">
      <style:paragraph-properties fo:text-align="center" style:justify-single-word="false"/>
      <style:text-properties fo:font-weight="bold" officeooo:rsid="0007ef02" officeooo:paragraph-rsid="00113ed1" style:font-weight-asian="bold" style:font-weight-complex="bold"/>
    </style:style>
    <style:style style:name="P5" style:family="paragraph" style:parent-style-name="Standard" style:list-style-name="L1">
      <style:paragraph-properties fo:text-align="start" style:justify-single-word="false"/>
      <style:text-properties fo:font-weight="normal" officeooo:rsid="0007ef02" officeooo:paragraph-rsid="0007ef02"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07ef02" officeooo:paragraph-rsid="000b6e18"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7ef02" officeooo:paragraph-rsid="000d5ffa"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7ef02" officeooo:paragraph-rsid="00113ed1"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07ef02" officeooo:paragraph-rsid="0011eb6e"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09d557" officeooo:paragraph-rsid="0009d557"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09d557" officeooo:paragraph-rsid="000b6e18"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0b6e18" officeooo:paragraph-rsid="000b6e18"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0b6e18" officeooo:paragraph-rsid="00113ed1" style:font-weight-asian="normal" style:font-weight-complex="normal"/>
    </style:style>
    <style:style style:name="P14" style:family="paragraph" style:parent-style-name="Standard">
      <style:paragraph-properties fo:text-align="start" style:justify-single-word="false"/>
      <style:text-properties fo:font-weight="normal" officeooo:rsid="000b6e18" officeooo:paragraph-rsid="000b6e18" style:font-weight-asian="normal" style:font-weight-complex="normal"/>
    </style:style>
    <style:style style:name="P15" style:family="paragraph" style:parent-style-name="Standard">
      <style:paragraph-properties fo:text-align="start" style:justify-single-word="false"/>
      <style:text-properties fo:font-weight="normal" officeooo:rsid="000b6e18" officeooo:paragraph-rsid="00113ed1" style:font-weight-asian="normal" style:font-weight-complex="normal"/>
    </style:style>
    <style:style style:name="P16" style:family="paragraph" style:parent-style-name="Standard" style:list-style-name="L1">
      <style:paragraph-properties fo:text-align="start" style:justify-single-word="false"/>
      <style:text-properties fo:font-weight="normal" officeooo:rsid="000cad04" officeooo:paragraph-rsid="000cad04" style:font-weight-asian="normal" style:font-weight-complex="normal"/>
    </style:style>
    <style:style style:name="P17" style:family="paragraph" style:parent-style-name="Standard" style:list-style-name="L1">
      <style:paragraph-properties fo:text-align="start" style:justify-single-word="false"/>
      <style:text-properties fo:font-weight="normal" officeooo:rsid="000d5ffa" officeooo:paragraph-rsid="000d5ffa" style:font-weight-asian="normal" style:font-weight-complex="normal"/>
    </style:style>
    <style:style style:name="P18" style:family="paragraph" style:parent-style-name="Standard" style:list-style-name="L1">
      <style:paragraph-properties fo:text-align="start" style:justify-single-word="false"/>
      <style:text-properties fo:font-weight="normal" officeooo:rsid="000e936b" officeooo:paragraph-rsid="000e936b" style:font-weight-asian="normal" style:font-weight-complex="normal"/>
    </style:style>
    <style:style style:name="P19" style:family="paragraph" style:parent-style-name="Standard" style:list-style-name="L1">
      <style:paragraph-properties fo:text-align="start" style:justify-single-word="false"/>
      <style:text-properties fo:font-weight="normal" officeooo:rsid="00113ed1" officeooo:paragraph-rsid="00113ed1" style:font-weight-asian="normal" style:font-weight-complex="normal"/>
    </style:style>
    <style:style style:name="P20" style:family="paragraph" style:parent-style-name="Standard" style:list-style-name="L1">
      <style:paragraph-properties fo:text-align="start" style:justify-single-word="false"/>
      <style:text-properties fo:font-weight="normal" officeooo:rsid="0011eb6e" officeooo:paragraph-rsid="0011eb6e" style:font-weight-asian="normal" style:font-weight-complex="normal"/>
    </style:style>
    <style:style style:name="P21" style:family="paragraph" style:parent-style-name="Standard">
      <style:text-properties officeooo:rsid="000b6e18" officeooo:paragraph-rsid="000b6e18"/>
    </style:style>
    <style:style style:name="P22" style:family="paragraph" style:parent-style-name="Standard">
      <style:text-properties officeooo:rsid="00102e8c" officeooo:paragraph-rsid="00102e8c"/>
    </style:style>
    <style:style style:name="P23" style:family="paragraph" style:parent-style-name="Standard">
      <style:paragraph-properties fo:text-align="center" style:justify-single-word="false" fo:break-before="page"/>
      <style:text-properties fo:font-weight="bold" officeooo:rsid="0007ef02" officeooo:paragraph-rsid="000b6e18" style:font-weight-asian="bold" style:font-weight-complex="bold"/>
    </style:style>
    <style:style style:name="P24" style:family="paragraph" style:parent-style-name="Standard">
      <style:paragraph-properties fo:text-align="center" style:justify-single-word="false" fo:break-before="page"/>
      <style:text-properties fo:font-weight="bold" officeooo:rsid="0007ef02" officeooo:paragraph-rsid="00113ed1" style:font-weight-asian="bold" style:font-weight-complex="bold"/>
    </style:style>
    <style:style style:name="T1" style:family="text">
      <style:text-properties officeooo:rsid="000b6e18"/>
    </style:style>
    <style:style style:name="T2" style:family="text">
      <style:text-properties officeooo:rsid="000b7735"/>
    </style:style>
    <style:style style:name="T3" style:family="text">
      <style:text-properties officeooo:rsid="000cad04"/>
    </style:style>
    <style:style style:name="T4" style:family="text">
      <style:text-properties officeooo:rsid="000d5ffa"/>
    </style:style>
    <style:style style:name="T5" style:family="text">
      <style:text-properties officeooo:rsid="000e936b"/>
    </style:style>
    <style:style style:name="T6" style:family="text">
      <style:text-properties officeooo:rsid="00113ed1"/>
    </style:style>
    <style:style style:name="T7" style:family="text">
      <style:text-properties officeooo:rsid="0011eb6e"/>
    </style:style>
    <style:style style:name="T8" style:family="text">
      <style:text-properties officeooo:rsid="0012aa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stone Project Ideas</text:p>
      <text:p text:style-name="P1">Craig Paulette</text:p>
      <text:p text:style-name="P1"><text:a xlink:type="simple" xlink:href="mailto:c74@protonmail.com" text:style-name="Internet_20_link" text:visited-style-name="Visited_20_Internet_20_Link">c74@protonmail.com</text:a></text:p>
      <text:p text:style-name="P1"/>
      <text:p text:style-name="P21">Idea 1: Predicting Poverty in NYC</text:p>
      <text:p text:style-name="P21">Idea 2: Predicting US Immigration Attempts Based on International Data</text:p>
      <text:p text:style-name="P22">Idea 3: <text:span text:style-name="T8">Predicting Funding Trends in Start-ups</text:span></text:p>
      <text:p text:style-name="P1"/>
      <text:p text:style-name="P2">Idea 1: Predicting Poverty in NYC</text:p>
      <text:p text:style-name="P2"/>
      <text:list xml:id="list3852608198" text:style-name="L1">
        <text:list-item>
          <text:p text:style-name="P5">Problem: How can we predict and combat poverty in New York City?</text:p>
          <text:list>
            <text:list-item>
              <text:p text:style-name="P12">Given forecasts and leading macroeconomic indicators, how much should governmental players allocate for future budgets to maintain parity with today’s level of services?</text:p>
            </text:list-item>
            <text:list-item>
              <text:p text:style-name="P5">How (and how much) can the city/state/federal government maximize their support dollars?</text:p>
            </text:list-item>
            <text:list-item>
              <text:p text:style-name="P5">How much do larger economic trends impact the overall picture?</text:p>
            </text:list-item>
            <text:list-item>
              <text:p text:style-name="P6"><text:span text:style-name="T1">Additional questions that the available data may not address sufficiently but may be worth considering:</text:span></text:p>
              <text:list>
                <text:list-item>
                  <text:p text:style-name="P12">What needs exist that NGOs may attempt to address, that are not currently being addressed or that may grow in the future?</text:p>
                </text:list-item>
                <text:list-item>
                  <text:p text:style-name="P6">How should dollars be invested in alleviating the impacts of poverty, versus addressing the root causes? </text:p>
                </text:list-item>
                <text:list-item>
                  <text:p text:style-name="P5">How much does a dollar invested in business-growth incentives compare to, say, a dollar invested in a jobs-training program in addressing poverty?</text:p>
                </text:list-item>
              </text:list>
            </text:list-item>
          </text:list>
        </text:list-item>
        <text:list-item>
          <text:p text:style-name="P12">The “Client”:</text:p>
          <text:list>
            <text:list-item>
              <text:p text:style-name="P12">City/state/federal governments</text:p>
            </text:list-item>
            <text:list-item>
              <text:p text:style-name="P12">NGOs in the city that address poverty and poverty-related issues</text:p>
            </text:list-item>
          </text:list>
        </text:list-item>
        <text:list-item>
          <text:p text:style-name="P5">Data:</text:p>
          <text:list>
            <text:list-item>
              <text:p text:style-name="P5">NYCgov Poverty Measure Data: <text:a xlink:type="simple" xlink:href="https://data.cityofnewyork.us/browse?q=poverty" text:style-name="Internet_20_link" text:visited-style-name="Visited_20_Internet_20_Link">https://data.cityofnewyork.us/browse?q=poverty</text:a></text:p>
              <text:list>
                <text:list-item>
                  <text:p text:style-name="P10">2005-2016 data sets; each contains ~60,000+ rows and <text:span text:style-name="T1">75 columns</text:span></text:p>
                </text:list-item>
                <text:list-item>
                  <text:p text:style-name="P12">Many of the columns are outputs rather than inputs to the model, but roughly 10-20 columns are demographic information</text:p>
                </text:list-item>
              </text:list>
            </text:list-item>
            <text:list-item>
              <text:p text:style-name="P12">The primary data set can be supplemented as needed with other data:</text:p>
              <text:list>
                <text:list-item>
                  <text:p text:style-name="P12">Federal macroeconomic data</text:p>
                </text:list-item>
                <text:list-item>
                  <text:p text:style-name="P12">US Federal Reserve Survey of Consumer Finances <text:a xlink:type="simple" xlink:href="https://www.federalreserve.gov/econres/scfindex.htm" text:style-name="Internet_20_link" text:visited-style-name="Visited_20_Internet_20_Link">https://www.federalreserve.gov/econres/scfindex.htm</text:a></text:p>
                </text:list-item>
              </text:list>
            </text:list-item>
          </text:list>
        </text:list-item>
        <text:list-item>
          <text:p text:style-name="P12"><text:span text:style-name="T8">Expected c</text:span>hallenges in the data:</text:p>
          <text:list>
            <text:list-item>
              <text:p text:style-name="P12">NYC data set includes both person and household data</text:p>
              <text:list>
                <text:list-item>
                  <text:p text:style-name="P12">Should not be an overwhelming challenge but will require some attention</text:p>
                </text:list-item>
              </text:list>
            </text:list-item>
          </text:list>
        </text:list-item>
      </text:list>
      <text:p text:style-name="P14"/>
      <text:p text:style-name="P14"/>
      <text:p text:style-name="P23">Idea <text:span text:style-name="T1">2</text:span>: Predicting <text:span text:style-name="T1">US </text:span>Immigration Attempts Based on International Data</text:p>
      <text:p text:style-name="P3"/>
      <text:list xml:id="list80623760481470" text:continue-numbering="true" text:style-name="L1">
        <text:list-item>
          <text:p text:style-name="P6">Problem: How <text:span text:style-name="T2">do US immigration attempts correlate to conditions in non-US countries</text:span>?</text:p>
          <text:list>
            <text:list-item>
              <text:p text:style-name="P12">Given forecasts and leading macroeconomic indicators <text:span text:style-name="T3">for various countries</text:span>, how much <text:span text:style-name="T3">immigration should the nation expect</text:span>?</text:p>
            </text:list-item>
            <text:list-item>
              <text:p text:style-name="P16">How much do US economic and other conditions impact immigration?</text:p>
            </text:list-item>
            <text:list-item>
              <text:p text:style-name="P16">Given that most immigration attempts appear to originate from Mexico and Central America <text:s/>(relative proximity and with a land border, as compared to other countries), how does distance impact immigration attempts?</text:p>
            </text:list-item>
            <text:list-item>
              <text:p text:style-name="P6"><text:span text:style-name="T1">Additional questions that may be worth considering</text:span></text:p>
            </text:list-item>
          </text:list>
        </text:list-item>
        <text:list-item>
          <text:p text:style-name="P12">The “Client”:</text:p>
          <text:list>
            <text:list-item>
              <text:p text:style-name="P12">The federal government</text:p>
            </text:list-item>
            <text:list-item>
              <text:p text:style-name="P12">NGOs that address US immigration and immigration-related issues</text:p>
            </text:list-item>
          </text:list>
        </text:list-item>
        <text:list-item>
          <text:p text:style-name="P6">Data:</text:p>
          <text:list>
            <text:list-item>
              <text:p text:style-name="P7"><text:span text:style-name="T4">US Homeland Security Yearbook of Immigration Statistics: </text:span><text:a xlink:type="simple" xlink:href="https://www.dhs.gov/immigration-statistics/yearbook" text:style-name="Internet_20_link" text:visited-style-name="Visited_20_Internet_20_Link"><text:span text:style-name="T4">https://www.dhs.gov/immigration-statistics/yearbook</text:span></text:a><text:span text:style-name="T4"> </text:span></text:p>
              <text:list>
                <text:list-item>
                  <text:p text:style-name="P11">2005-2016 data sets; each contains<text:span text:style-name="T4"> apprehension, naturalization, and inadmissibility statistics by country as well as statistical estimates of attempted border crossings</text:span></text:p>
                </text:list-item>
              </text:list>
            </text:list-item>
            <text:list-item>
              <text:p text:style-name="P18">Economic conditions (GDP, Gini index, presence of peacekeepers, etc.) from World Bank: <text:a xlink:type="simple" xlink:href="https://data.worldbank.org/" text:style-name="Internet_20_link" text:visited-style-name="Visited_20_Internet_20_Link">https://data.worldbank.org/</text:a></text:p>
            </text:list-item>
            <text:list-item>
              <text:p text:style-name="P12"><text:span text:style-name="T5">Country-level d</text:span>ata can be supplemented as needed with other <text:span text:style-name="T5">NGO sources</text:span>: <text:span text:style-name="T5">IMF, WHO, UN, etc.</text:span></text:p>
            </text:list-item>
          </text:list>
        </text:list-item>
        <text:list-item>
          <text:p text:style-name="P12"><text:span text:style-name="T8">Expected c</text:span>hallenges in the data:</text:p>
          <text:list>
            <text:list-item>
              <text:p text:style-name="P17">Apprehension and naturalization data appear to be cumulative rather than at time of attempted immigration (e.g. someone may have been in the country 10 years before being apprehended, naturalized, or deemed inadmissible)</text:p>
              <text:list>
                <text:list-item>
                  <text:p text:style-name="P17">A thorough understanding of the data collection methods should allow me to either find data on the attempted immigration, or find a reasonable solution</text:p>
                </text:list-item>
              </text:list>
            </text:list-item>
            <text:list-item>
              <text:p text:style-name="P18">Typical challenges with country-level and annual data from limited-resource NGOs</text:p>
            </text:list-item>
          </text:list>
        </text:list-item>
      </text:list>
      <text:p text:style-name="P14"/>
      <text:p text:style-name="P14"/>
      <text:p text:style-name="P14"/>
      <text:p text:style-name="P24">Idea <text:span text:style-name="T6">3</text:span>: Predicting <text:span text:style-name="T6">Funding Trends in Start-ups</text:span></text:p>
      <text:p text:style-name="P4"/>
      <text:list xml:id="list80622770685910" text:continue-numbering="true" text:style-name="L1">
        <text:list-item>
          <text:p text:style-name="P8">Problem: <text:span text:style-name="T6">Which start-ups are likely to be funded</text:span>? <text:span text:style-name="T6">Which venture capital funds are driving the funding? Which funds are most likely to invest in a given start-up?</text:span></text:p>
          <text:list>
            <text:list-item>
              <text:p text:style-name="P19">What criteria make a start-up more likely to be funded? Which sectors are “hot” in a given timeframe?</text:p>
            </text:list-item>
            <text:list-item>
              <text:p text:style-name="P19">Given a new start-up with a particular profile, which funds are likely to invest in that start-up? </text:p>
            </text:list-item>
            <text:list-item>
              <text:p text:style-name="P19">Which funds are driving the funding in a particular sector? <text:s/>Which funds are “winning” and how are they doing it?</text:p>
            </text:list-item>
            <text:list-item>
              <text:p text:style-name="P20">Who are the serial entrepreneurs that continue to start new companies that get acquired? How do they do it?</text:p>
            </text:list-item>
            <text:list-item>
              <text:p text:style-name="P9"><text:span text:style-name="T1">Additional questions that the available data may not address sufficiently but may be worth considering:</text:span></text:p>
              <text:list>
                <text:list-item>
                  <text:p text:style-name="P20">How much of the funding is being driven by technologies and innovation, and how much of the funding is being driven by what’s “hot” in the interests of the funds?</text:p>
                </text:list-item>
                <text:list-item>
                  <text:p text:style-name="P20">How much does the viability of the company itself drive funding, versus the technology or the founders?</text:p>
                </text:list-item>
                <text:list-item>
                  <text:p text:style-name="P20">How much of a role do prior relationships play in funding decisions?</text:p>
                </text:list-item>
              </text:list>
            </text:list-item>
          </text:list>
        </text:list-item>
        <text:list-item>
          <text:p text:style-name="P13">The “Client”:</text:p>
          <text:list>
            <text:list-item>
              <text:p text:style-name="P19">Venture capital f<text:span text:style-name="T7">unds</text:span></text:p>
            </text:list-item>
            <text:list-item>
              <text:p text:style-name="P19">Start-ups</text:p>
            </text:list-item>
          </text:list>
        </text:list-item>
        <text:list-item>
          <text:p text:style-name="P8">Data:</text:p>
          <text:list>
            <text:list-item>
              <text:p text:style-name="P13"><text:span text:style-name="T6">Crunchbase 2013 Snapshot: </text:span><text:a xlink:type="simple" xlink:href="https://data.crunchbase.com/docs/2013-snapshot" text:style-name="Internet_20_link" text:visited-style-name="Visited_20_Internet_20_Link">https://data.crunchbase.com/docs/2013-snapshot</text:a> </text:p>
            </text:list-item>
          </text:list>
        </text:list-item>
        <text:list-item>
          <text:p text:style-name="P13"><text:span text:style-name="T8">Expected c</text:span>hallenges in the data:</text:p>
          <text:list>
            <text:list-item>
              <text:p text:style-name="P19">At first glance, the only categorization by sector appears to be a tag list, that appears fairly arbitrary and looks like it has lots of missing data</text:p>
              <text:list>
                <text:list-item>
                  <text:p text:style-name="P19">Good opportunity for different types of analysis</text:p>
                </text:list-item>
              </text:list>
            </text:list-item>
            <text:list-item>
              <text:p text:style-name="P19">The data appears to be focused on funding and acquisitions, without much focus on the value of an investment, so <text:span text:style-name="T7">the concept of “winning” may need to be based on funding rounds and acquisitions rather than the value of an investment per se</text:span></text:p>
            </text:list-item>
            <text:list-item>
              <text:p text:style-name="P20">The relationship data <text:span text:style-name="T8">may not be rich enough to be really useful; I don’t anticipate supplementing with other data, because the Crunchbase data set is rich enough that I think there’s plenty to play with</text:span></text:p>
            </text:list-item>
          </text:list>
        </text:list-item>
      </text:list>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20:27:30.963047467</meta:creation-date>
    <dc:date>2018-08-15T08:06:21.965454906</dc:date>
    <meta:editing-duration>PT31M56S</meta:editing-duration>
    <meta:editing-cycles>4</meta:editing-cycles>
    <meta:generator>LibreOffice/6.0.6.1$Linux_X86_64 LibreOffice_project/00$Build-1</meta:generator>
    <meta:document-statistic meta:table-count="0" meta:image-count="0" meta:object-count="0" meta:page-count="3" meta:paragraph-count="66" meta:word-count="859" meta:character-count="5392" meta:non-whitespace-character-count="4650"/>
  </office:meta>
</office:document-meta>
</file>